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638f" officeooo:paragraph-rsid="001b638f"/>
    </style:style>
    <style:style style:name="P2" style:family="paragraph" style:parent-style-name="Standard" style:list-style-name="L1">
      <style:text-properties officeooo:rsid="001cc3c6" officeooo:paragraph-rsid="001cc3c6"/>
    </style:style>
    <style:style style:name="T1" style:family="text">
      <style:text-properties officeooo:rsid="001d35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9601158" text:style-name="L1">
        <text:list-item>
          <text:p text:style-name="P1">Address of the functions.</text:p>
        </text:list-item>
        <text:list-item>
          <text:p text:style-name="P2"><text:span text:style-name="T1">Stack is growing in u</text:span>pward <text:span text:style-name="T1">direction.</text:span></text:p>
        </text:list-item>
        <text:list-item>
          <text:p text:style-name="P2">48</text:p>
        </text:list-item>
        <text:list-item>
          <text:p text:style-name="P2">Heap is created during the execution of the program. Its growing in upward direction.</text:p>
        </text:list-item>
        <text:list-item>
          <text:p text:style-name="P2">No, Address of the local variable is between two heap memory are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1:17:34.247896000</meta:creation-date>
    <dc:date>2017-08-24T18:52:13.398052867</dc:date>
    <meta:editing-duration>PT10M</meta:editing-duration>
    <meta:editing-cycles>3</meta:editing-cycles>
    <meta:generator>LibreOffice/5.4.0.3$Linux_X86_64 LibreOffice_project/40m0$Build-3</meta:generator>
    <meta:document-statistic meta:table-count="0" meta:image-count="0" meta:object-count="0" meta:page-count="1" meta:paragraph-count="5" meta:word-count="42" meta:character-count="226" meta:non-whitespace-character-count="194"/>
  </office:meta>
</office:document-meta>
</file>